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ce1"/>
        <table:table-row table:style-name="ro1">
          <table:table-cell table:style-name="Default"/>
          <table:table-cell table:style-name="ce2" office:value-type="string" calcext:value-type="string" table:number-columns-spanned="3" table:number-rows-spanned="1">
            <text:p>Python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C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Fichier</text:p>
          </table:table-cell>
          <table:table-cell table:style-name="ce3" office:value-type="string" calcext:value-type="string">
            <text:p>Durée d’exécution</text:p>
          </table:table-cell>
          <table:table-cell table:style-name="ce3" office:value-type="string" calcext:value-type="string">
            <text:p>Nombre d’itération</text:p>
          </table:table-cell>
          <table:table-cell table:style-name="ce3" office:value-type="string" calcext:value-type="string">
            <text:p>Fonction objectif</text:p>
          </table:table-cell>
          <table:table-cell table:style-name="ce3" office:value-type="string" calcext:value-type="string">
            <text:p>Durée d’exécution</text:p>
          </table:table-cell>
          <table:table-cell table:style-name="ce3" office:value-type="string" calcext:value-type="string">
            <text:p>Nombre d’itération</text:p>
          </table:table-cell>
          <table:table-cell table:style-name="ce3" office:value-type="string" calcext:value-type="string">
            <text:p>Fonction objectif</text:p>
          </table:table-cell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5_20_1" calcext:value-type="string">
            <text:p>I_1_5_20_1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5_20_2" calcext:value-type="string">
            <text:p>I_1_5_20_2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5_20_3" calcext:value-type="string">
            <text:p>I_1_5_20_3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5_20_4" calcext:value-type="string">
            <text:p>I_1_5_20_4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5_20_5" calcext:value-type="string">
            <text:p>I_1_5_20_5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5_50_1" calcext:value-type="string">
            <text:p>I_1_5_50_1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5_50_2" calcext:value-type="string">
            <text:p>I_1_5_50_2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5_50_3" calcext:value-type="string">
            <text:p>I_1_5_50_3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5_50_4" calcext:value-type="string">
            <text:p>I_1_5_50_4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5_50_5" calcext:value-type="string">
            <text:p>I_1_5_50_5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5_100_1" calcext:value-type="string">
            <text:p>I_1_5_100_1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5_100_2" calcext:value-type="string">
            <text:p>I_1_5_100_2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5_100_3" calcext:value-type="string">
            <text:p>I_1_5_100_3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5_100_4" calcext:value-type="string">
            <text:p>I_1_5_100_4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5_100_5" calcext:value-type="string">
            <text:p>I_1_5_100_5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5_150_1" calcext:value-type="string">
            <text:p>I_1_5_150_1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5_150_2" calcext:value-type="string">
            <text:p>I_1_5_150_2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5_150_3" calcext:value-type="string">
            <text:p>I_1_5_150_3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5_150_4" calcext:value-type="string">
            <text:p>I_1_5_150_4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5_150_5" calcext:value-type="string">
            <text:p>I_1_5_150_5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5_200_1" calcext:value-type="string">
            <text:p>I_1_5_200_1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5_200_2" calcext:value-type="string">
            <text:p>I_1_5_200_2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5_200_3" calcext:value-type="string">
            <text:p>I_1_5_200_3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5_200_4" calcext:value-type="string">
            <text:p>I_1_5_200_4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5_200_5" calcext:value-type="string">
            <text:p>I_1_5_200_5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10_20_1" calcext:value-type="string">
            <text:p>I_1_10_20_1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10_20_2" calcext:value-type="string">
            <text:p>I_1_10_20_2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10_20_3" calcext:value-type="string">
            <text:p>I_1_10_20_3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10_20_4" calcext:value-type="string">
            <text:p>I_1_10_20_4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10_20_5" calcext:value-type="string">
            <text:p>I_1_10_20_5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10_50_1" calcext:value-type="string">
            <text:p>I_1_10_50_1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10_50_2" calcext:value-type="string">
            <text:p>I_1_10_50_2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10_50_3" calcext:value-type="string">
            <text:p>I_1_10_50_3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10_50_4" calcext:value-type="string">
            <text:p>I_1_10_50_4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10_50_5" calcext:value-type="string">
            <text:p>I_1_10_50_5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10_100_1" calcext:value-type="string">
            <text:p>I_1_10_100_1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10_100_2" calcext:value-type="string">
            <text:p>I_1_10_100_2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10_100_3" calcext:value-type="string">
            <text:p>I_1_10_100_3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10_100_4" calcext:value-type="string">
            <text:p>I_1_10_100_4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10_100_5" calcext:value-type="string">
            <text:p>I_1_10_100_5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10_150_1" calcext:value-type="string">
            <text:p>I_1_10_150_1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10_150_2" calcext:value-type="string">
            <text:p>I_1_10_150_2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10_150_3" calcext:value-type="string">
            <text:p>I_1_10_150_3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10_150_4" calcext:value-type="string">
            <text:p>I_1_10_150_4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10_150_5" calcext:value-type="string">
            <text:p>I_1_10_150_5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10_200_1" calcext:value-type="string">
            <text:p>I_1_10_200_1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10_200_2" calcext:value-type="string">
            <text:p>I_1_10_200_2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10_200_3" calcext:value-type="string">
            <text:p>I_1_10_200_3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10_200_4" calcext:value-type="string">
            <text:p>I_1_10_200_4</text:p>
          </table:table-cell>
          <table:table-cell table:number-columns-repeated="6"/>
        </table:table-row>
        <table:table-row table:style-name="ro1">
          <table:table-cell table:formula="of:=COM.MICROSOFT.CONCAT(&quot;I_1_&quot;;(INT((ROW()-3)/25)+1)*5;&quot;_&quot;;COM.MICROSOFT.SWITCH(INT((ROW()-3 - INT((ROW()-3)/25)*25)/5);0;&quot;20&quot;;1;&quot;50&quot;;2;&quot;100&quot;;3;&quot;150&quot;;4;&quot;200&quot;);&quot;_&quot;;MOD(ROW()-3;5)+1)" office:value-type="string" office:string-value="I_1_10_200_5" calcext:value-type="string">
            <text:p>I_1_10_200_5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4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22:24:30.169000000</meta:creation-date>
    <dc:date>2017-12-09T23:39:59.577000000</dc:date>
    <meta:editing-duration>PT1M1S</meta:editing-duration>
    <meta:editing-cycles>2</meta:editing-cycles>
    <meta:generator>LibreOffice/5.3.7.2$Windows_X86_64 LibreOffice_project/6b8ed514a9f8b44d37a1b96673cbbdd077e24059</meta:generator>
    <meta:document-statistic meta:table-count="1" meta:cell-count="59" meta:object-count="0"/>
  </office:meta>
</office:document-meta>
</file>